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333in" text:min-label-width="0.25in" text:list-level-position-and-space-mode="label-alignment">
          <style:list-level-label-alignment text:label-followed-by="listtab" fo:margin-left="0.2833in" fo:text-indent="-0.25in"/>
        </style:list-level-properties>
        <style:text-properties style:font-name="Calibri"/>
      </text:list-level-style-bullet>
      <text:list-level-style-bullet text:level="2" text:style-name="WW_CharLFO1LVL2" text:bullet-char="o">
        <style:list-level-properties text:space-before="0.5333in" text:min-label-width="0.25in" text:list-level-position-and-space-mode="label-alignment">
          <style:list-level-label-alignment text:label-followed-by="listtab" fo:margin-left="0.7833in" fo:text-indent="-0.25in"/>
        </style:list-level-properties>
        <style:text-properties style:font-name="Courier New"/>
      </text:list-level-style-bullet>
      <text:list-level-style-bullet text:level="3" text:style-name="WW_CharLFO1LVL3" text:bullet-char="">
        <style:list-level-properties text:space-before="1.0333in" text:min-label-width="0.25in" text:list-level-position-and-space-mode="label-alignment">
          <style:list-level-label-alignment text:label-followed-by="listtab" fo:margin-left="1.2833in" fo:text-indent="-0.25in"/>
        </style:list-level-properties>
        <style:text-properties style:font-name="Wingdings"/>
      </text:list-level-style-bullet>
      <text:list-level-style-bullet text:level="4" text:style-name="WW_CharLFO1LVL4"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Symbol"/>
      </text:list-level-style-bullet>
      <text:list-level-style-bullet text:level="5" text:style-name="WW_CharLFO1LVL5" text:bullet-char="o">
        <style:list-level-properties text:space-before="2.0333in" text:min-label-width="0.25in" text:list-level-position-and-space-mode="label-alignment">
          <style:list-level-label-alignment text:label-followed-by="listtab" fo:margin-left="2.2833in" fo:text-indent="-0.25in"/>
        </style:list-level-properties>
        <style:text-properties style:font-name="Courier New"/>
      </text:list-level-style-bullet>
      <text:list-level-style-bullet text:level="6" text:style-name="WW_CharLFO1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Wingdings"/>
      </text:list-level-style-bullet>
      <text:list-level-style-bullet text:level="7" text:style-name="WW_CharLFO1LVL7"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Symbol"/>
      </text:list-level-style-bullet>
      <text:list-level-style-bullet text:level="8" text:style-name="WW_CharLFO1LVL8" text:bullet-char="o">
        <style:list-level-properties text:space-before="3.5333in" text:min-label-width="0.25in" text:list-level-position-and-space-mode="label-alignment">
          <style:list-level-label-alignment text:label-followed-by="listtab" fo:margin-left="3.7833in" fo:text-indent="-0.25in"/>
        </style:list-level-properties>
        <style:text-properties style:font-name="Courier New"/>
      </text:list-level-style-bullet>
      <text:list-level-style-bullet text:level="9" text:style-name="WW_CharLFO1LVL9" text:bullet-char="">
        <style:list-level-properties text:space-before="4.0333in" text:min-label-width="0.25in" text:list-level-position-and-space-mode="label-alignment">
          <style:list-level-label-alignment text:label-followed-by="listtab" fo:margin-left="4.283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color="#FF0000" fo:font-size="16pt" style:font-size-asian="16pt" style:font-size-complex="16pt"/>
    </style:style>
    <style:style style:name="P2" style:parent-style-name="Normal" style:family="paragraph">
      <style:text-properties fo:font-weight="bold" style:font-weight-asian="bold" fo:color="#FF0000"/>
    </style:style>
    <style:style style:name="P3" style:parent-style-name="Normal" style:family="paragraph">
      <style:text-properties fo:font-weight="bold" style:font-weight-asian="bold" fo:color="#FF0000"/>
    </style:style>
    <style:style style:name="P4" style:parent-style-name="Paragraphedeliste" style:list-style-name="LFO2" style:family="paragraph"/>
    <style:style style:name="P5" style:parent-style-name="Paragraphedeliste" style:list-style-name="LFO2" style:family="paragraph"/>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2" style:family="paragraph"/>
    <style:style style:name="P9" style:parent-style-name="Paragraphedeliste" style:list-style-name="LFO2" style:family="paragraph"/>
    <style:style style:name="P10" style:parent-style-name="Paragraphedeliste" style:list-style-name="LFO2" style:family="paragraph"/>
    <style:style style:name="P11" style:parent-style-name="Normal" style:family="paragraph">
      <style:paragraph-properties fo:text-align="center"/>
      <style:text-properties fo:font-weight="bold" style:font-weight-asian="bold" fo:color="#FF0000" fo:font-size="18pt" style:font-size-asian="18pt" style:font-size-complex="18pt"/>
    </style:style>
    <style:style style:name="T12" style:parent-style-name="Policepardéfaut" style:family="text">
      <style:text-properties fo:font-weight="bold" style:font-weight-asian="bold" fo:color="#FF0000"/>
    </style:style>
    <style:style style:name="T13" style:parent-style-name="Policepardéfaut" style:family="text">
      <style:text-properties fo:color="#FF0000"/>
    </style:style>
    <style:style style:name="P14" style:parent-style-name="Normal" style:family="paragraph">
      <style:text-properties fo:font-weight="bold" style:font-weight-asian="bold" fo:color="#FF0000"/>
    </style:style>
    <style:style style:name="P15" style:parent-style-name="Normal" style:family="paragraph">
      <style:text-properties fo:color="#FF0000"/>
    </style:style>
    <style:style style:name="P16" style:parent-style-name="Paragraphedeliste" style:list-style-name="LFO2" style:family="paragraph"/>
    <style:style style:name="P17" style:parent-style-name="Paragraphedeliste" style:list-style-name="LFO2" style:family="paragraph"/>
    <style:style style:name="P18" style:parent-style-name="Paragraphedeliste" style:list-style-name="LFO2" style:family="paragraph"/>
    <style:style style:name="P19" style:parent-style-name="Paragraphedeliste" style:list-style-name="LFO2" style:family="paragraph"/>
    <style:style style:name="P20" style:parent-style-name="Normal" style:family="paragraph">
      <style:text-properties fo:color="#FF0000"/>
    </style:style>
    <style:style style:name="P21" style:parent-style-name="Paragraphedeliste" style:list-style-name="LFO2" style:family="paragraph"/>
    <style:style style:name="P22" style:parent-style-name="Paragraphedeliste" style:list-style-name="LFO2" style:family="paragraph"/>
    <style:style style:name="P23" style:parent-style-name="Paragraphedeliste" style:list-style-name="LFO2" style:family="paragraph"/>
    <style:style style:name="P24" style:parent-style-name="Paragraphedeliste" style:list-style-name="LFO2" style:family="paragraph"/>
    <style:style style:name="P25" style:parent-style-name="Paragraphedeliste" style:list-style-name="LFO2" style:family="paragraph"/>
    <style:style style:name="P26" style:parent-style-name="Paragraphedeliste" style:list-style-name="LFO2" style:family="paragraph"/>
    <style:style style:name="P27" style:parent-style-name="Paragraphedeliste" style:list-style-name="LFO2" style:family="paragraph"/>
    <style:style style:name="P28" style:parent-style-name="Paragraphedeliste" style:list-style-name="LFO2" style:family="paragraph"/>
    <style:style style:name="P29" style:parent-style-name="Paragraphedeliste" style:list-style-name="LFO2" style:family="paragraph"/>
    <style:style style:name="T30" style:parent-style-name="Policepardéfaut" style:family="text">
      <style:text-properties fo:font-weight="bold" style:font-weight-asian="bold"/>
    </style:style>
    <style:style style:name="P31" style:parent-style-name="Paragraphedeliste" style:list-style-name="LFO2" style:family="paragraph"/>
    <style:style style:name="T32" style:parent-style-name="Policepardéfaut" style:family="text">
      <style:text-properties fo:font-weight="bold" style:font-weight-asian="bold"/>
    </style:style>
    <style:style style:name="P33" style:parent-style-name="Paragraphedeliste" style:list-style-name="LFO2" style:family="paragraph"/>
    <style:style style:name="T34" style:parent-style-name="Policepardéfaut" style:family="text">
      <style:text-properties fo:font-weight="bold" style:font-weight-asian="bold"/>
    </style:style>
    <style:style style:name="P35" style:parent-style-name="Paragraphedeliste" style:list-style-name="LFO2" style:family="paragraph"/>
    <style:style style:name="T36" style:parent-style-name="Policepardéfaut" style:family="text">
      <style:text-properties fo:font-weight="bold" style:font-weight-asian="bold"/>
    </style:style>
    <style:style style:name="P37" style:parent-style-name="Normal" style:family="paragraph">
      <style:paragraph-properties fo:text-align="center"/>
    </style:style>
    <style:style style:name="T38" style:parent-style-name="Policepardéfaut" style:family="text">
      <style:text-properties fo:font-weight="bold" style:font-weight-asian="bold"/>
    </style:style>
    <style:style style:name="T39" style:parent-style-name="Policepardéfaut" style:family="text">
      <style:text-properties fo:font-weight="bold" style:font-weight-asian="bold"/>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center"/>
    </style:style>
    <style:style style:name="T42" style:parent-style-name="Policepardéfaut" style:family="text">
      <style:text-properties fo:font-weight="bold" style:font-weight-asian="bold"/>
    </style:style>
    <style:style style:name="P43" style:parent-style-name="Normal" style:family="paragraph">
      <style:paragraph-properties fo:margin-left="0.4916in" fo:text-indent="0.4916in">
        <style:tab-stops/>
      </style:paragraph-properties>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style>
    <style:style style:name="T46" style:parent-style-name="Policepardéfaut" style:family="text">
      <style:text-properties fo:font-weight="bold" style:font-weight-asian="bold"/>
    </style:style>
    <style:style style:name="T47" style:parent-style-name="Policepardéfaut" style:family="text">
      <style:text-properties fo:font-weight="bold" style:font-weight-asian="bold"/>
    </style:style>
    <style:style style:name="T48" style:parent-style-name="Policepardéfaut" style:family="text">
      <style:text-properties fo:font-weight="bold" style:font-weight-asian="bold"/>
    </style:style>
    <style:style style:name="T49" style:parent-style-name="Policepardéfaut" style:family="text">
      <style:text-properties fo:font-weight="bold" style:font-weight-asian="bold"/>
    </style:style>
    <style:style style:name="T50" style:parent-style-name="Policepardéfaut" style:family="text">
      <style:text-properties fo:font-weight="bold" style:font-weight-asian="bold"/>
    </style:style>
    <style:style style:name="P51" style:parent-style-name="Normal" style:family="paragraph">
      <style:paragraph-properties fo:margin-left="0.4916in" fo:text-indent="0.4916in">
        <style:tab-stops/>
      </style:paragraph-properties>
      <style:text-properties fo:font-weight="bold" style:font-weight-asian="bold"/>
    </style:style>
    <style:style style:name="P52" style:parent-style-name="Normal" style:family="paragraph">
      <style:paragraph-properties fo:text-indent="0.4916in"/>
    </style:style>
    <style:style style:name="T53" style:parent-style-name="Policepardéfaut" style:family="text">
      <style:text-properties fo:font-weight="bold" style:font-weight-asian="bold"/>
    </style:style>
    <style:style style:name="T54" style:parent-style-name="Policepardéfaut" style:family="text">
      <style:text-properties fo:font-weight="bold" style:font-weight-asian="bold"/>
    </style:style>
    <style:style style:name="P55" style:parent-style-name="Normal" style:family="paragraph">
      <style:paragraph-properties fo:text-indent="0.4916in"/>
    </style:style>
    <style:style style:name="T56" style:parent-style-name="Policepardéfaut" style:family="text">
      <style:text-properties fo:font-weight="bold" style:font-weight-asian="bold"/>
    </style:style>
    <style:style style:name="T57" style:parent-style-name="Policepardéfaut" style:family="text">
      <style:text-properties fo:font-weight="bold" style:font-weight-asian="bold"/>
    </style:style>
    <style:style style:name="T58" style:parent-style-name="Policepardéfaut" style:family="text">
      <style:text-properties fo:font-weight="bold" style:font-weight-asian="bold"/>
    </style:style>
    <style:style style:name="T59" style:parent-style-name="Policepardéfaut" style:family="text">
      <style:text-properties fo:font-weight="bold" style:font-weight-asian="bold"/>
    </style:style>
    <style:style style:name="T60" style:parent-style-name="Policepardéfaut" style:family="text">
      <style:text-properties fo:font-weight="bold" style:font-weight-asian="bold"/>
    </style:style>
    <style:style style:name="T61" style:parent-style-name="Policepardéfaut" style:family="text">
      <style:text-properties fo:font-weight="bold" style:font-weight-asian="bold"/>
    </style:style>
    <style:style style:name="T62" style:parent-style-name="Policepardéfaut" style:family="text">
      <style:text-properties fo:font-weight="bold" style:font-weight-asian="bold"/>
    </style:style>
    <style:style style:name="T63" style:parent-style-name="Policepardéfaut" style:family="text">
      <style:text-properties fo:font-weight="bold" style:font-weight-asian="bold"/>
    </style:style>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T66" style:parent-style-name="Policepardéfaut" style:family="text">
      <style:text-properties fo:font-weight="bold" style:font-weight-asian="bold"/>
    </style:style>
    <style:style style:name="T67" style:parent-style-name="Policepardéfaut" style:family="text">
      <style:text-properties fo:font-weight="bold" style:font-weight-asian="bold"/>
    </style:style>
    <style:style style:name="T68" style:parent-style-name="Policepardéfaut" style:family="text">
      <style:text-properties fo:font-weight="bold" style:font-weight-asian="bold"/>
    </style:style>
    <style:style style:name="T69" style:parent-style-name="Policepardéfaut" style:family="text">
      <style:text-properties fo:font-weight="bold" style:font-weight-asian="bold"/>
    </style:style>
    <style:style style:name="P70" style:parent-style-name="Normal" style:family="paragraph">
      <style:text-properties fo:font-weight="bold" style:font-weight-asian="bold"/>
    </style:style>
    <style:style style:name="T71" style:parent-style-name="Policepardéfaut" style:family="text">
      <style:text-properties fo:font-weight="bold" style:font-weight-asian="bold"/>
    </style:style>
    <style:style style:name="T72" style:parent-style-name="Policepardéfaut" style:family="text">
      <style:text-properties fo:font-weight="bold" style:font-weight-asian="bold"/>
    </style:style>
    <style:style style:name="T73" style:parent-style-name="Policepardéfaut" style:family="text">
      <style:text-properties fo:font-weight="bold" style:font-weight-asian="bold"/>
    </style:style>
    <style:style style:name="P74" style:parent-style-name="Normal" style:family="paragraph">
      <style:text-properties fo:font-weight="bold" style:font-weight-asian="bold"/>
    </style:style>
    <style:style style:name="P75" style:parent-style-name="Normal" style:family="paragraph">
      <style:text-properties fo:font-weight="bold" style:font-weight-asian="bold"/>
    </style:style>
    <style:style style:name="P76" style:parent-style-name="Normal" style:family="paragraph">
      <style:text-properties fo:font-weight="bold" style:font-weight-asian="bold"/>
    </style:style>
    <style:style style:name="T77" style:parent-style-name="Policepardéfaut" style:family="text">
      <style:text-properties fo:font-weight="bold" style:font-weight-asian="bold"/>
    </style:style>
    <style:style style:name="T78" style:parent-style-name="Policepardéfaut" style:family="text">
      <style:text-properties fo:font-weight="bold" style:font-weight-asian="bold"/>
    </style:style>
    <style:style style:name="T79" style:parent-style-name="Policepardéfaut" style:family="text">
      <style:text-properties fo:font-weight="bold" style:font-weight-asian="bold"/>
    </style:style>
    <style:style style:name="P80" style:parent-style-name="Paragraphedeliste" style:list-style-name="LFO2" style:family="paragraph"/>
    <style:style style:name="P81" style:parent-style-name="Paragraphedeliste" style:list-style-name="LFO2" style:family="paragraph"/>
    <style:style style:name="P82" style:parent-style-name="Normal" style:family="paragraph">
      <style:paragraph-properties fo:margin-left="0.25in">
        <style:tab-stops/>
      </style:paragraph-properties>
    </style:style>
    <style:style style:name="P83" style:parent-style-name="Normal" style:family="paragraph">
      <style:paragraph-properties fo:margin-left="0.25in">
        <style:tab-stops/>
      </style:paragraph-properties>
    </style:style>
    <style:style style:name="P84" style:parent-style-name="Normal" style:family="paragraph">
      <style:paragraph-properties fo:margin-left="0.25in">
        <style:tab-stops/>
      </style:paragraph-properties>
    </style:style>
    <style:style style:name="P85" style:parent-style-name="Normal" style:family="paragraph">
      <style:paragraph-properties fo:margin-left="0.25in">
        <style:tab-stops/>
      </style:paragraph-properties>
    </style:style>
    <style:style style:name="P86" style:parent-style-name="Normal" style:family="paragraph">
      <style:paragraph-properties fo:margin-left="0.25in">
        <style:tab-stops/>
      </style:paragraph-properties>
    </style:style>
    <style:style style:name="P87" style:parent-style-name="Normal" style:family="paragraph">
      <style:paragraph-properties fo:margin-left="0.25in">
        <style:tab-stops/>
      </style:paragraph-properties>
    </style:style>
    <style:style style:name="P88" style:parent-style-name="Normal" style:family="paragraph">
      <style:paragraph-properties fo:margin-left="0.25in">
        <style:tab-stops/>
      </style:paragraph-properties>
    </style:style>
    <style:style style:name="P89" style:parent-style-name="Normal" style:family="paragraph">
      <style:paragraph-properties fo:margin-left="0.25in">
        <style:tab-stops/>
      </style:paragraph-properties>
    </style:style>
    <style:style style:name="P90" style:parent-style-name="Normal" style:family="paragraph">
      <style:paragraph-properties fo:margin-left="0.25in">
        <style:tab-stops/>
      </style:paragraph-properties>
      <style:text-properties fo:font-weight="bold" style:font-weight-asian="bold" fo:color="#FF0000"/>
    </style:style>
    <style:style style:name="P91" style:parent-style-name="Normal" style:family="paragraph">
      <style:paragraph-properties fo:margin-left="0.25in">
        <style:tab-stops/>
      </style:paragraph-properties>
    </style:style>
    <style:style style:name="P92" style:parent-style-name="Normal" style:family="paragraph">
      <style:paragraph-properties fo:margin-left="0.25in">
        <style:tab-stops/>
      </style:paragraph-properties>
    </style:style>
    <style:style style:name="P93" style:parent-style-name="Normal" style:family="paragraph">
      <style:paragraph-properties fo:margin-left="0.25in">
        <style:tab-stops/>
      </style:paragraph-properties>
    </style:style>
    <style:style style:name="P94" style:parent-style-name="Normal" style:family="paragraph">
      <style:paragraph-properties fo:border="0.0069in solid #000000" fo:padding-top="0.0138in" fo:padding-left="0.0555in" fo:padding-bottom="0.0138in" fo:padding-right="0.0555in" style:shadow="none" fo:margin-left="0.25in">
        <style:tab-stops/>
      </style:paragraph-properties>
    </style:style>
    <style:style style:name="P95" style:parent-style-name="Normal" style:family="paragraph">
      <style:paragraph-properties fo:margin-left="0.25in">
        <style:tab-stops/>
      </style:paragraph-properties>
    </style:style>
    <style:style style:name="P96" style:parent-style-name="Normal" style:family="paragraph">
      <style:paragraph-properties fo:border="0.0069in solid #000000" fo:padding-top="0.0138in" fo:padding-left="0.0555in" fo:padding-bottom="0.0138in" fo:padding-right="0.0555in" style:shadow="none" fo:margin-left="0.25in">
        <style:tab-stops/>
      </style:paragraph-properties>
    </style:style>
    <style:style style:name="P97" style:parent-style-name="Paragraphedeliste" style:list-style-name="LFO2" style:family="paragraph"/>
    <style:style style:name="P98" style:parent-style-name="Paragraphedeliste" style:list-style-name="LFO2" style:family="paragraph"/>
    <style:style style:name="P99" style:parent-style-name="Paragraphedeliste" style:list-style-name="LFO2" style:family="paragraph"/>
    <style:style style:name="P100" style:parent-style-name="Paragraphedeliste" style:list-style-name="LFO2" style:family="paragraph"/>
    <style:style style:name="P101" style:parent-style-name="Paragraphedeliste" style:list-style-name="LFO2" style:family="paragraph"/>
    <style:style style:name="P102" style:parent-style-name="Paragraphedeliste" style:list-style-name="LFO2" style:family="paragraph"/>
    <style:style style:name="P103" style:parent-style-name="Paragraphedeliste" style:list-style-name="LFO2" style:family="paragraph"/>
    <style:style style:name="P104" style:parent-style-name="Paragraphedeliste" style:list-style-name="LFO2" style:family="paragraph"/>
    <style:style style:name="P105" style:parent-style-name="Paragraphedeliste" style:list-style-name="LFO2" style:family="paragraph"/>
    <style:style style:name="P106" style:parent-style-name="Paragraphedeliste" style:list-style-name="LFO2" style:family="paragraph"/>
    <style:style style:name="P107" style:parent-style-name="Normal" style:family="paragraph">
      <style:text-properties fo:font-weight="bold" style:font-weight-asian="bold" fo:color="#FF0000"/>
    </style:style>
    <style:style style:name="P108" style:parent-style-name="Normal" style:family="paragraph">
      <style:text-properties fo:font-weight="bold" style:font-weight-asian="bold" fo:color="#FF0000"/>
    </style:style>
    <style:style style:name="P109" style:parent-style-name="Normal" style:family="paragraph">
      <style:text-properties fo:font-weight="bold" style:font-weight-asian="bold" fo:color="#FF0000"/>
    </style:style>
    <style:style style:name="P110" style:parent-style-name="Paragraphedeliste" style:list-style-name="LFO2" style:family="paragraph"/>
    <style:style style:name="P111" style:parent-style-name="Paragraphedeliste" style:list-style-name="LFO2" style:family="paragraph"/>
    <style:style style:name="P112" style:parent-style-name="Paragraphedeliste" style:list-style-name="LFO2" style:family="paragraph"/>
    <style:style style:name="P113" style:parent-style-name="Paragraphedeliste" style:list-style-name="LFO2" style:family="paragraph"/>
    <style:style style:name="P114" style:parent-style-name="Paragraphedeliste" style:list-style-name="LFO2" style:family="paragraph"/>
    <style:style style:name="P115" style:parent-style-name="Paragraphedeliste" style:list-style-name="LFO2" style:family="paragraph"/>
    <style:style style:name="P116" style:parent-style-name="Paragraphedeliste" style:list-style-name="LFO2" style:family="paragraph"/>
    <style:style style:name="P117" style:parent-style-name="Paragraphedeliste" style:list-style-name="LFO2" style:family="paragraph"/>
    <style:style style:name="P118" style:parent-style-name="Paragraphedeliste" style:list-style-name="LFO2" style:family="paragraph"/>
    <style:style style:name="P119" style:parent-style-name="Paragraphedeliste" style:list-style-name="LFO2" style:family="paragraph"/>
    <style:style style:name="P120" style:parent-style-name="Paragraphedeliste" style:list-style-name="LFO2" style:family="paragraph"/>
    <style:style style:name="P121" style:parent-style-name="Paragraphedeliste" style:list-style-name="LFO2" style:family="paragraph"/>
    <style:style style:name="P122" style:parent-style-name="Paragraphedeliste" style:list-style-name="LFO2" style:family="paragraph"/>
    <style:style style:name="P123" style:parent-style-name="Paragraphedeliste" style:list-style-name="LFO2" style:family="paragraph"/>
    <style:style style:name="P124" style:parent-style-name="Paragraphedeliste" style:list-style-name="LFO2" style:family="paragraph"/>
    <style:style style:name="P125" style:parent-style-name="Paragraphedeliste" style:list-style-name="LFO2" style:family="paragraph"/>
    <style:style style:name="P126" style:parent-style-name="Paragraphedeliste" style:list-style-name="LFO2" style:family="paragraph"/>
    <style:style style:name="P127" style:parent-style-name="Paragraphedeliste" style:list-style-name="LFO2" style:family="paragraph"/>
    <style:style style:name="P128" style:parent-style-name="Normal" style:family="paragraph">
      <style:text-properties fo:font-weight="bold" style:font-weight-asian="bold" fo:color="#FF0000"/>
    </style:style>
    <style:style style:name="P129" style:parent-style-name="Paragraphedeliste" style:list-style-name="LFO2" style:family="paragraph"/>
    <style:style style:name="P130" style:parent-style-name="Paragraphedeliste" style:list-style-name="LFO2" style:family="paragraph"/>
    <style:style style:name="P131" style:parent-style-name="Paragraphedeliste" style:list-style-name="LFO2" style:family="paragraph"/>
    <style:style style:name="P132" style:parent-style-name="Paragraphedeliste" style:list-style-name="LFO2" style:family="paragraph"/>
    <style:style style:name="P133" style:parent-style-name="Paragraphedeliste" style:list-style-name="LFO2" style:family="paragraph"/>
    <style:style style:name="P134" style:parent-style-name="Paragraphedeliste" style:list-style-name="LFO2" style:family="paragraph"/>
    <style:style style:name="P135" style:parent-style-name="Normal" style:family="paragraph">
      <style:text-properties fo:font-weight="bold" style:font-weight-asian="bold" fo:color="#FF0000"/>
    </style:style>
    <style:style style:name="TableColumn137" style:family="table-column">
      <style:table-column-properties style:column-width="1.0298in"/>
    </style:style>
    <style:style style:name="TableColumn138" style:family="table-column">
      <style:table-column-properties style:column-width="1.5458in"/>
    </style:style>
    <style:style style:name="TableColumn139" style:family="table-column">
      <style:table-column-properties style:column-width="0.9944in"/>
    </style:style>
    <style:style style:name="TableColumn140" style:family="table-column">
      <style:table-column-properties style:column-width="0.8756in"/>
    </style:style>
    <style:style style:name="TableColumn141" style:family="table-column">
      <style:table-column-properties style:column-width="0.9479in"/>
    </style:style>
    <style:style style:name="TableColumn142" style:family="table-column">
      <style:table-column-properties style:column-width="0.9951in"/>
    </style:style>
    <style:style style:name="Table136" style:family="table">
      <style:table-properties style:width="6.3888in" fo:margin-left="0in" table:align="left"/>
    </style:style>
    <style:style style:name="TableRow143" style:family="table-row">
      <style:table-row-properties style:min-row-height="0.3993in"/>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Row156" style:family="table-row">
      <style:table-row-properties style:min-row-height="0.1951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P161" style:parent-style-name="Normal" style:family="paragraph">
      <style:paragraph-properties fo:margin-bottom="0in" fo:line-height="100%"/>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Row171" style:family="table-row">
      <style:table-row-properties style:min-row-height="0.1951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P176" style:parent-style-name="Normal" style:family="paragraph">
      <style:paragraph-properties fo:margin-bottom="0in" fo:line-height="100%"/>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olumn189" style:family="table-column">
      <style:table-column-properties style:column-width="1.1972in"/>
    </style:style>
    <style:style style:name="TableColumn190" style:family="table-column">
      <style:table-column-properties style:column-width="1.2173in"/>
    </style:style>
    <style:style style:name="TableColumn191" style:family="table-column">
      <style:table-column-properties style:column-width="1.5076in"/>
    </style:style>
    <style:style style:name="TableColumn192" style:family="table-column">
      <style:table-column-properties style:column-width="1.1979in"/>
    </style:style>
    <style:style style:name="Table188" style:family="table">
      <style:table-properties style:width="5.1201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P247" style:parent-style-name="Normal" style:family="paragraph">
      <style:text-properties fo:font-weight="bold" style:font-weight-asian="bold" fo:color="#FF0000"/>
    </style:style>
    <style:style style:name="P248" style:parent-style-name="Normal" style:family="paragraph">
      <style:paragraph-properties fo:text-align="center"/>
      <style:text-properties fo:font-weight="bold" style:font-weight-asian="bold" fo:color="#FF0000"/>
    </style:style>
    <style:style style:name="T249" style:parent-style-name="Policepardéfaut" style:family="text">
      <style:text-properties fo:font-weight="bold" style:font-weight-asian="bold"/>
    </style:style>
    <style:style style:name="T250" style:parent-style-name="Policepardéfaut" style:family="text">
      <style:text-properties fo:font-weight="bold" style:font-weight-asian="bold"/>
    </style:style>
    <style:style style:name="T251" style:parent-style-name="Policepardéfaut" style:family="text">
      <style:text-properties fo:font-weight="bold" style:font-weight-asian="bold"/>
    </style:style>
    <style:style style:name="T252" style:parent-style-name="Policepardéfaut" style:family="text">
      <style:text-properties fo:font-weight="bold" style:font-weight-asian="bold"/>
    </style:style>
    <style:style style:name="P253" style:parent-style-name="Paragraphedeliste" style:list-style-name="LFO2" style:family="paragraph"/>
    <style:style style:name="P254" style:parent-style-name="Paragraphedeliste" style:list-style-name="LFO2" style:family="paragraph"/>
    <style:style style:name="P255" style:parent-style-name="Paragraphedeliste" style:list-style-name="LFO2" style:family="paragraph"/>
    <style:style style:name="P256" style:parent-style-name="Paragraphedeliste" style:list-style-name="LFO2" style:family="paragraph"/>
    <style:style style:name="P257" style:parent-style-name="Paragraphedeliste" style:list-style-name="LFO2" style:family="paragraph"/>
    <style:style style:name="P258" style:parent-style-name="Paragraphedeliste" style:list-style-name="LFO2" style:family="paragraph"/>
    <style:style style:name="P259" style:parent-style-name="Paragraphedeliste" style:list-style-name="LFO2" style:family="paragraph"/>
    <style:style style:name="T260" style:parent-style-name="Policepardéfaut" style:family="text">
      <style:text-properties fo:font-weight="bold" style:font-weight-asian="bold"/>
    </style:style>
    <style:style style:name="T261" style:parent-style-name="Policepardéfaut" style:family="text">
      <style:text-properties fo:font-weight="bold" style:font-weight-asian="bold"/>
    </style:style>
    <style:style style:name="T262" style:parent-style-name="Policepardéfaut" style:family="text">
      <style:text-properties fo:font-weight="bold" style:font-weight-asian="bold"/>
    </style:style>
    <style:style style:name="T263" style:parent-style-name="Policepardéfaut" style:family="text">
      <style:text-properties fo:font-weight="bold" style:font-weight-asian="bold"/>
    </style:style>
    <style:style style:name="T264" style:parent-style-name="Policepardéfaut" style:family="text">
      <style:text-properties fo:font-weight="bold" style:font-weight-asian="bold"/>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4472c4" draw:marker-end="a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Gestion de projet</text:p>
      <text:p text:style-name="P2"/>
      <text:p text:style-name="P3">Pilotage du projet</text:p>
      <text:p text:style-name="Normal">Cadrage -&gt; Conception -&gt; Réalisation -&gt; Mise en œuvre</text:p>
      <text:p text:style-name="Normal">Pilotage du projet, communication, conduite du changement<text:s/></text:p>
      <text:p text:style-name="Normal">Le pilotage du projet s’articule autour de trois éléments fondamentaux qui sont :</text:p>
      <text:list text:style-name="LFO2" text:continue-numbering="true">
        <text:list-item>
          <text:p text:style-name="P4">La performance</text:p>
        </text:list-item>
        <text:list-item>
          <text:p text:style-name="P5">Les coûts</text:p>
        </text:list-item>
        <text:list-item>
          <text:p text:style-name="P6">Les délais</text:p>
        </text:list-item>
      </text:list>
      <text:p text:style-name="Normal">Font également partie des éléments mentionnés dans la note de cadrage</text:p>
      <text:p text:style-name="Normal"/>
      <text:p text:style-name="Normal">Diagramme de Venn pour voir l’état d’un projet ou triangle de qualité</text:p>
      <text:p text:style-name="Normal"/>
      <text:p text:style-name="Normal">Principaux acteurs d’un projet :<text:s/></text:p>
      <text:p text:style-name="Normal"/>
      <text:list text:style-name="LFO2" text:continue-numbering="true">
        <text:list-item>
          <text:p text:style-name="P7">MOA (Maitrise d’ouvrage) : Représente le client qui est à l’origine du besoin et est responsable de la définition des besoins(exigences)</text:p>
          <text:list text:continue-numbering="true">
            <text:list-item>
              <text:p text:style-name="P8">AMOA<text:s/>(Assistance maitrise d’ouvrage) : Représente le fournisseur qui est en charge de la réalisation du projet (en conformité avec les exigences du client) et des choix techniques</text:p>
            </text:list-item>
          </text:list>
        </text:list-item>
        <text:list-item>
          <text:p text:style-name="P9">MOE<text:s/>(Maitrise d’œuvre) : Représente le fournisseur qui est en charge de la réalisation du projet (en conformité avec les exigences du client) et des choix techniques</text:p>
          <text:list text:continue-numbering="true">
            <text:list-item>
              <text:p text:style-name="P10">AMOE<text:s/>(Assistance maitrise d’œuvre) : sollicité si besoin par la MOE, spécialisé du métier</text:p>
            </text:list-item>
          </text:list>
        </text:list-item>
      </text:list>
      <text:p text:style-name="Normal">Méthode agile en V (schéma)</text:p>
      <text:p text:style-name="Normal"/>
      <text:p text:style-name="P11">Présentation du projet de l’année<text:s/>(Deadline fin mai)</text:p>
      <text:p text:style-name="Normal"/>
      <text:p text:style-name="Normal">Outil centralisé pour les responsables des équipes commerciales, il y a environ 50 commerciaux, chaque commercial pourra qualifier des contacts, et les importer/exporter<text:s/>(Possibilité LinkedIn).</text:p>
      <text:p text:style-name="Normal">La direction générale pourra regrouper les contacts et les portefeuilles (Eviter les doublons, éviter des recouvrement (les secteurs se marchent dessus)).</text:p>
      <text:p text:style-name="Normal">Création d’opération marketing ou de communication grâce à des templates prédéfinis.</text:p>
      <text:p text:style-name="Normal">Une API sera utilisée pour le routage des mails et la validité des mails.</text:p>
      <text:soft-page-break/>
      <text:p text:style-name="Normal">Les commerciaux auront une fonctionnalité pour voir les contacts qui ont été ajoutés ou supprimés et à chaque mise à jour, l’export et import se fait 1 fois par mois</text:p>
      <text:p text:style-name="Normal">Il y aura un affichage d’un tableau de bord pour chaque commercial et pour une équipe commerciale dirigée par un responsable</text:p>
      <text:p text:style-name="Normal">Les tableaux de bord seront faits en Angular</text:p>
      <text:p text:style-name="Normal">Un responsable d’équipe ou un directeur commercial peut faire une opération marketing (jeu concours, avis client, webinaire ou évènement particulier), une fois le templates choisi on choisi les contacts en fonction des critères, ensuite on envoie l’email</text:p>
      <text:p text:style-name="Normal"/>
      <text:p text:style-name="Normal">Une fois l’import LinkedIn on peut voir le nombre de contact supprimé ou ajouté</text:p>
      <text:p text:style-name="Normal"/>
      <text:p text:style-name="Normal">Les contacts qui disparaissent ne sont pas supprimé mais tagués</text:p>
      <text:p text:style-name="Normal"/>
      <text:p text:style-name="Normal">Il y aura un rapport sous format CSV</text:p>
      <text:p text:style-name="Normal"><text:span text:style-name="T12">Possibilité de travail par semaine :</text:span><text:span text:style-name="T13"><text:s/></text:span>7h</text:p>
      <text:p text:style-name="Normal"/>
      <text:p text:style-name="Normal">Soit 28h par semaine pour l’équipe, dedans il y aura de l’autoformation, du développement, de la specs, communication</text:p>
      <text:p text:style-name="Normal"/>
      <text:p text:style-name="P14">Agilité dans un projet :</text:p>
      <text:p text:style-name="Normal"/>
      <text:p text:style-name="Normal">L’agilité permet de s’adapter au changement, le manifeste agile définit les valeurs et principes de l’agilité</text:p>
      <text:p text:style-name="P15">Il y a 4 valeurs :<text:s/></text:p>
      <text:list text:style-name="LFO2" text:continue-numbering="true">
        <text:list-item>
          <text:p text:style-name="P16">Les individus et l’interaction</text:p>
        </text:list-item>
        <text:list-item>
          <text:p text:style-name="P17">Des logiciels opérationnels</text:p>
        </text:list-item>
        <text:list-item>
          <text:p text:style-name="P18">La collaboration avec le client</text:p>
        </text:list-item>
        <text:list-item>
          <text:p text:style-name="P19">L’adaptation au changement</text:p>
        </text:list-item>
      </text:list>
      <text:p text:style-name="P20">Les principes :</text:p>
      <text:list text:style-name="LFO2" text:continue-numbering="true">
        <text:list-item>
          <text:p text:style-name="P21">Priorité à la satisfaction du client</text:p>
        </text:list-item>
        <text:list-item>
          <text:p text:style-name="P22">Accueillir positivement les changements</text:p>
        </text:list-item>
        <text:list-item>
          <text:p text:style-name="P23">Livrer fréquemment un logiciel opérationnel</text:p>
        </text:list-item>
      </text:list>
      <text:p text:style-name="Normal">Méthode agile :</text:p>
      <text:list text:style-name="LFO2" text:continue-numbering="true">
        <text:list-item>
          <text:p text:style-name="P24">SCRUM</text:p>
        </text:list-item>
        <text:list-item>
          <text:p text:style-name="P25">eXtreme Programming</text:p>
        </text:list-item>
        <text:list-item>
          <text:p text:style-name="P26">DSDM (Dynamic System Developement Method)</text:p>
        </text:list-item>
        <text:list-item>
          <text:p text:style-name="P27">FDD (Feature Driven Development)</text:p>
        </text:list-item>
        <text:list-item>
          <text:p text:style-name="P28">Crystal Clear</text:p>
        </text:list-item>
      </text:list>
      <text:p text:style-name="Normal">Les caractéristiques d’un processus agile :<text:s/></text:p>
      <text:list text:style-name="LFO2" text:continue-numbering="true">
        <text:list-item>
          <text:p text:style-name="P29"><text:span text:style-name="T30">Itératif et incrémental :</text:span><text:s/>Réalisation d’un ensemble de fonctionnalité sur un intervalle court « itération » et livraison d’un « incrément » opérationnel. Cela permet entre autres de contrôler les risques</text:p>
        </text:list-item>
        <text:list-item>
          <text:p text:style-name="P31"><text:span text:style-name="T32">Priorisation :</text:span><text:s/>Planification du travail à faire basé sur la priorisation des fonctionnalités par importance métier.</text:p>
        </text:list-item>
        <text:list-item>
          <text:p text:style-name="P33"><text:span text:style-name="T34">Adaptabilité :</text:span><text:s/>Le client peut modifier ses exigences en connaissant l’impact sur le projet</text:p>
        </text:list-item>
        <text:list-item>
          <text:p text:style-name="P35"><text:span text:style-name="T36">Communication :</text:span><text:s/>tous les acteurs collaborent en continu</text:p>
        </text:list-item>
      </text:list>
      <text:p text:style-name="Normal"/>
      <text:p text:style-name="Normal"/>
      <text:p text:style-name="P37"><text:span text:style-name="T38"><draw:connector draw:type="line" svg:x1="3.09097in" svg:y1="0.24931in" svg:x2="3.09931in" svg:y2="0.87431in" draw:z-index="251659264" draw:id="id0" draw:style-name="a1" draw:name="Connecteur droit avec flèche 1" text:anchor-type="paragraph"><svg:title/><svg:desc/></draw:connector></text:span><text:span text:style-name="T39">Directeur commercial</text:span></text:p>
      <text:p text:style-name="P40"/>
      <text:p text:style-name="P41"><text:span text:style-name="T42"><draw:connector draw:type="line" svg:x1="4.77431in" svg:y1="0.21597in" svg:x2="1.54097in" svg:y2="0.27431in" draw:z-index="251660288" draw:id="id1" draw:style-name="a2" draw:name="Connecteur droit 2" text:anchor-type="paragraph"><svg:title/><svg:desc/></draw:connector></text:span></text:p>
      <text:p text:style-name="P43"><text:span text:style-name="T44"><draw:connector draw:type="line" svg:x1="1.38264in" svg:y1="0.1625in" svg:x2="1.39097in" svg:y2="0.85417in" draw:z-index="251661312" draw:id="id2" draw:style-name="a3" draw:name="Connecteur droit 4" text:anchor-type="paragraph"><svg:title/><svg:desc/></draw:connector></text:span><text:span text:style-name="T45"><draw:connector draw:type="line" svg:x1="4.66597in" svg:y1="0.14583in" svg:x2="4.67431in" svg:y2="0.85417in" draw:z-index="251663360" draw:id="id3" draw:style-name="a4" draw:name="Connecteur droit 5" text:anchor-type="paragraph"><svg:title/><svg:desc/></draw:connector></text:span><text:span text:style-name="T46">Responsable d’équipe <text:s/></text:span><text:span text:style-name="T47"><text:tab/></text:span><text:span text:style-name="T48"><text:tab/></text:span><text:span text:style-name="T49"><text:tab/></text:span><text:span text:style-name="T50"><text:tab/>Responsable d’équipe</text:span></text:p>
      <text:p text:style-name="P51"/>
      <text:p text:style-name="P52"><text:span text:style-name="T53"><draw:connector draw:type="line" svg:x1="5.68333in" svg:y1="0.21667in" svg:x2="3.825in" svg:y2="0.24167in" draw:z-index="251667456" draw:id="id4" draw:style-name="a5" draw:name="Connecteur droit 7" text:anchor-type="paragraph"><svg:title/><svg:desc/></draw:connector></text:span><text:span text:style-name="T54"><draw:connector draw:type="line" svg:x1="2.30764in" svg:y1="0.2375in" svg:x2="0.44931in" svg:y2="0.2625in" draw:z-index="251665408" draw:id="id5" draw:style-name="a6" draw:name="Connecteur droit 6" text:anchor-type="paragraph"><svg:title/><svg:desc/></draw:connector></text:span></text:p>
      <text:p text:style-name="P55"><text:span text:style-name="T56"><draw:connector draw:type="line" svg:x1="0.48264in" svg:y1="0.2in" svg:x2="0.33264in" svg:y2="0.63333in" draw:z-index="251668480" draw:id="id6" draw:style-name="a7" draw:name="Connecteur droit 8" text:anchor-type="paragraph"><svg:title/><svg:desc/></draw:connector></text:span><text:span text:style-name="T57"><draw:connector draw:type="line" svg:x1="0.58264in" svg:y1="0.23333in" svg:x2="0.92431in" svg:y2="0.66667in" draw:z-index="251670528" draw:id="id7" draw:style-name="a8" draw:name="Connecteur droit 9" text:anchor-type="paragraph"><svg:title/><svg:desc/></draw:connector></text:span><text:span text:style-name="T58"><draw:connector draw:type="line" svg:x1="0.72431in" svg:y1="0.2in" svg:x2="1.65764in" svg:y2="0.625in" draw:z-index="251672576" draw:id="id8" draw:style-name="a9" draw:name="Connecteur droit 10" text:anchor-type="paragraph"><svg:title/><svg:desc/></draw:connector></text:span><text:span text:style-name="T59">C1<text:s/></text:span><text:span text:style-name="T60"><text:tab/>C2<text:s/></text:span><text:span text:style-name="T61"><text:tab/>C3<text:s/></text:span><text:span text:style-name="T62"><text:tab/>C4<text:s/></text:span><text:span text:style-name="T63"><text:tab/></text:span><text:span text:style-name="T64"><text:tab/></text:span><text:span text:style-name="T65"><text:tab/></text:span><text:span text:style-name="T66"><text:tab/>C5</text:span><text:span text:style-name="T67"><text:tab/><text:s/>C6<text:s/></text:span><text:span text:style-name="T68"><text:tab/>C7<text:s/></text:span><text:span text:style-name="T69"><text:tab/>C8</text:span></text:p>
      <text:p text:style-name="P70"/>
      <text:p text:style-name="Normal"><text:span text:style-name="T71"><draw:connector draw:type="line" svg:x1="1.39931in" svg:y1="0.16667in" svg:x2="0.95764in" svg:y2="0.625in" draw:z-index="251676672" draw:id="id9" draw:style-name="a10" draw:name="Connecteur droit 12" text:anchor-type="paragraph"><svg:title/><svg:desc/></draw:connector></text:span><text:span text:style-name="T72"><draw:connector draw:type="line" svg:x1="0.9in" svg:y1="0.19514in" svg:x2="0.86667in" svg:y2="0.62014in" draw:z-index="251674624" draw:id="id10" draw:style-name="a11" draw:name="Connecteur droit 11" text:anchor-type="paragraph"><svg:title/><svg:desc/></draw:connector></text:span><text:span text:style-name="T73">Contact1 <text:s text:c="2"/>Contact2 <text:s text:c="2"/>Contact3</text:span></text:p>
      <text:p text:style-name="P74"/>
      <text:p text:style-name="P75"><text:s text:c="5"/><text:tab/>Entreprise</text:p>
      <text:p text:style-name="P76"/>
      <text:p text:style-name="Normal"><text:span text:style-name="T77">Directeur commercial :<text:s/></text:span>Admin</text:p>
      <text:p text:style-name="Normal"><text:span text:style-name="T78">Responsable d’équipe :<text:s/></text:span>Créer commerciaux</text:p>
      <text:p text:style-name="Normal"><text:span text:style-name="T79">Commercial :</text:span><text:s/>Gère les contacts</text:p>
      <text:p text:style-name="Normal">Un contact est associé à 1 et 1 seul commercial</text:p>
      <text:p text:style-name="Normal">Un contact est associé à 1 et 1 seule entreprise (une entreprise peut avoir plusieurs contacts)</text:p>
      <text:p text:style-name="Normal"/>
      <text:p text:style-name="Normal">Méthode SCRUM :</text:p>
      <text:p text:style-name="Normal">3 Piliers principaux :</text:p>
      <text:list text:style-name="LFO2" text:continue-numbering="true">
        <text:list-item>
          <text:p text:style-name="P80">La transparence : les indicateurs liés à l’état du projet sont visibles par tous, mets en avant les problèmes s’ils existent</text:p>
        </text:list-item>
        <text:list-item>
          <text:p text:style-name="P81">L’inspection : quotidienne et à chaque itération, permet de prendre en compte les problèmes constatés</text:p>
        </text:list-item>
      </text:list>
      <text:p text:style-name="P82">Le client explique son besoin au Product Owner et constitue un Product Backlog, c’est une liste de fonctionnalités demandées triées par niveau de priorité (User Stories)</text:p>
      <text:p text:style-name="P83">Ensuite le sprint backlog liste les fonctionnalités qui seront traitées dans le Sprint</text:p>
      <text:p text:style-name="P84"/>
      <text:p text:style-name="P85">Sprint : de 1 à 4 semaines</text:p>
      <text:p text:style-name="P86">Mêlée<text:s/>quotidienne : Qu’ai-je fais hier ? Que vais-je faire aujourd’hui, y’a t-il des problèmes<text:s/>bloquants</text:p>
      <text:p text:style-name="P87"/>
      <text:p text:style-name="P88">A la sortie du sprint il y a une livraison, sur cette livraison il y aura une démonstration et une revue du sprint du point de vue utilisateur et développeur</text:p>
      <text:p text:style-name="P89"/>
      <text:p text:style-name="P90">Le Story Mapping</text:p>
      <text:p text:style-name="P91">Le Story Mapping a pour objectif de modéliser le produit a réaliser en distinguant les thématiques à traiter, les fonctionnalités de base (EPIC) propres à chaque thématique et les composantes des fonctionnalités de base (User-stories). Il y aura autant de Story Mapping qu’il y a de profils utilisateurs (PERSONAE)</text:p>
      <text:p text:style-name="P92"/>
      <text:p text:style-name="P93">Thème 1<text:s/><text:tab/><text:tab/>Thème 2<text:s/><text:tab/><text:tab/>Thème 3<text:s/><text:tab/><text:tab/>Thématiques</text:p>
      <text:p text:style-name="P94">Fonctionnalité de base 1.1</text:p>
      <text:p text:style-name="P95"/>
      <text:p text:style-name="P96">Fonctionnalité 1.1.1</text:p>
      <text:p text:style-name="Normal"/>
      <text:p text:style-name="Normal">Story Mapping du projet Smart Leads :</text:p>
      <text:list text:style-name="LFO2" text:continue-numbering="true">
        <text:list-item>
          <text:p text:style-name="P97">Bain storming par groupe (20mn) + Restitution et enrichissement (20mn)</text:p>
        </text:list-item>
        <text:list-item>
          <text:p text:style-name="P98">Les personae :</text:p>
          <text:list text:continue-numbering="true">
            <text:list-item>
              <text:p text:style-name="P99">Rôle</text:p>
            </text:list-item>
            <text:list-item>
              <text:p text:style-name="P100">Description et utilisation du système</text:p>
            </text:list-item>
            <text:list-item>
              <text:p text:style-name="P101">Critères de satisfaction du système</text:p>
            </text:list-item>
            <text:list-item>
              <text:p text:style-name="P102">Nombre d’utilisateur avec ce profil</text:p>
            </text:list-item>
            <text:list-item>
              <text:p text:style-name="P103">Fréquence d’utilisation du système</text:p>
            </text:list-item>
            <text:list-item>
              <text:p text:style-name="P104">Niveau de connaissances fonctionnelles</text:p>
            </text:list-item>
            <text:list-item>
              <text:p text:style-name="P105">Niveau de connaissance des technologies</text:p>
            </text:list-item>
          </text:list>
        </text:list-item>
        <text:list-item>
          <text:p text:style-name="P106">Les Story Mapping (1 Story Mapping pour 1 Personae</text:p>
        </text:list-item>
      </text:list>
      <text:p text:style-name="Paragraphedeliste"/>
      <text:p text:style-name="P107"/>
      <text:soft-page-break/>
      <text:p text:style-name="P108">Personaes :</text:p>
      <text:p text:style-name="P109"/>
      <text:list text:style-name="LFO2" text:continue-numbering="true">
        <text:list-item>
          <text:p text:style-name="P110">Directeur<text:s/>commercial</text:p>
          <text:list text:continue-numbering="true">
            <text:list-item>
              <text:p text:style-name="P111">Développement des portefeuilles commerciaux</text:p>
            </text:list-item>
            <text:list-item>
              <text:p text:style-name="P112">Tableau de bord, statistiques des portefeuilles</text:p>
            </text:list-item>
            <text:list-item>
              <text:p text:style-name="P113">S’il arrive<text:s/>à<text:s/>regrouper les portefeuilles de chaque<text:s/>commercial<text:s/>tout en retirant les doublons. Réussir à faire des opérations de marketing et de communication</text:p>
            </text:list-item>
            <text:list-item>
              <text:p text:style-name="P114">Un<text:s/>à trois</text:p>
            </text:list-item>
            <text:list-item>
              <text:p text:style-name="P115">Utilisation mensuelle</text:p>
            </text:list-item>
          </text:list>
        </text:list-item>
      </text:list>
      <text:p text:style-name="Normal"/>
      <text:list text:style-name="LFO2" text:continue-numbering="true">
        <text:list-item>
          <text:p text:style-name="P116">Responsable d’équipe</text:p>
          <text:list text:continue-numbering="true">
            <text:list-item>
              <text:p text:style-name="P117">Evolution de ses portefeuilles</text:p>
            </text:list-item>
            <text:list-item>
              <text:p text:style-name="P118">Tableau de ses équipes, stats contacts par commerciaux, stats entreprise par commerciaux</text:p>
            </text:list-item>
            <text:list-item>
              <text:p text:style-name="P119">Réussir à faire des opérations de marketing et de communication</text:p>
            </text:list-item>
            <text:list-item>
              <text:p text:style-name="P120">Plusieurs</text:p>
            </text:list-item>
            <text:list-item>
              <text:p text:style-name="P121">Utilisation hebdomadaire</text:p>
            </text:list-item>
          </text:list>
        </text:list-item>
      </text:list>
      <text:p text:style-name="Normal"/>
      <text:list text:style-name="LFO2" text:continue-numbering="true">
        <text:list-item>
          <text:p text:style-name="P122">Commercial</text:p>
          <text:list text:continue-numbering="true">
            <text:list-item>
              <text:p text:style-name="P123">Gérer un portefeuille de contacts, améliorer le volume de ses contacts et la qualité de ses contacts</text:p>
            </text:list-item>
            <text:list-item>
              <text:p text:style-name="P124">Processus fiables d’import/export</text:p>
            </text:list-item>
            <text:list-item>
              <text:p text:style-name="P125">Outil simple, suffisamment rapide</text:p>
            </text:list-item>
            <text:list-item>
              <text:p text:style-name="P126">Process de cible performante</text:p>
            </text:list-item>
            <text:list-item>
              <text:p text:style-name="P127">Contacts<text:s/>qualifiés de façon sûr</text:p>
            </text:list-item>
          </text:list>
        </text:list-item>
      </text:list>
      <text:p text:style-name="Normal"/>
      <text:p text:style-name="P128">EPIC et User-stories</text:p>
      <text:p text:style-name="Normal">Une<text:s/>EPIC est une fonctionnalité dont la description est succincte (nom, verbe, complément)</text:p>
      <text:p text:style-name="Normal">L’EPIC n’a pas vocation a être traité dans l’état dans une sprint car sa taille ne le permet pas</text:p>
      <text:p text:style-name="Normal">Elle doit donc être découpé et affinée en plusieurs petits morceaux qui s’appellent des user-stories, si la fonctionnalité EPIC est de petite taille elle devient une user-story</text:p>
      <text:p text:style-name="Normal"/>
      <text:p text:style-name="Normal">Les User-stories représente une fonctionnalité de petite taille qui pourra être réalisée au cours d’un sprint. Elle doit pouvoir être implémentée indépendamment des autres, faire abstraction de la solution technique, être priorisée en fonction de sa valeur, être précise et compréhensible, être de petite taille (en théorie 5 ou 6 user-stories peuvent loger dans un sprint</text:p>
      <text:p text:style-name="Normal"/>
      <text:p text:style-name="Normal"/>
      <text:p text:style-name="Normal"/>
      <text:soft-page-break/>
      <text:p text:style-name="Normal">La qualité d’une user-stories peut s’évaluer en fonction de la grille de critères INVEST</text:p>
      <text:list text:style-name="LFO2" text:continue-numbering="true">
        <text:list-item>
          <text:p text:style-name="P129">Indépendant des autres</text:p>
        </text:list-item>
        <text:list-item>
          <text:p text:style-name="P130">Négociables initialement</text:p>
        </text:list-item>
        <text:list-item>
          <text:p text:style-name="P131">Verticale, ou ayant de la valeur en soit</text:p>
        </text:list-item>
        <text:list-item>
          <text:p text:style-name="P132">Evaluée en termes de complexité relative</text:p>
        </text:list-item>
        <text:list-item>
          <text:p text:style-name="P133">Suffisamment petite</text:p>
        </text:list-item>
        <text:list-item>
          <text:p text:style-name="P134">Testable en principe</text:p>
        </text:list-item>
      </text:list>
      <text:p text:style-name="P135">Identification des User-Stories du projet :</text:p>
      <text:p text:style-name="Normal"/>
      <table:table table:style-name="Table136">
        <table:table-columns>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Thématiques</text:p>
          </table:table-cell>
          <table:table-cell table:style-name="TableCell146">
            <text:p text:style-name="P147">Gestion des contacts</text:p>
          </table:table-cell>
          <table:table-cell table:style-name="TableCell148">
            <text:p text:style-name="P149">Gestion des campagnes</text:p>
          </table:table-cell>
          <table:table-cell table:style-name="TableCell150">
            <text:p text:style-name="P151">Envoi mails</text:p>
          </table:table-cell>
          <table:table-cell table:style-name="TableCell152">
            <text:p text:style-name="P153">Tableaux de bord</text:p>
          </table:table-cell>
          <table:table-cell table:style-name="TableCell154">
            <text:p text:style-name="P155">Admin</text:p>
          </table:table-cell>
        </table:table-row>
        <table:table-row table:style-name="TableRow156">
          <table:table-cell table:style-name="TableCell157">
            <text:p text:style-name="P158">EPIC</text:p>
          </table:table-cell>
          <table:table-cell table:style-name="TableCell159">
            <text:p text:style-name="P160">Ajouts/Modification</text:p>
            <text:p text:style-name="P161">Affichage</text:p>
            <text:p text:style-name="P162">Export<text:s/></text:p>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Gestion entreprises</text:p>
          </table:table-cell>
        </table:table-row>
        <table:table-row table:style-name="TableRow171">
          <table:table-cell table:style-name="TableCell172">
            <text:p text:style-name="P173">User-Stories</text:p>
          </table:table-cell>
          <table:table-cell table:style-name="TableCell174">
            <text:p text:style-name="P175">Formulaires de création/modification,</text:p>
            <text:p text:style-name="P176">Liste contacts, Recherche,</text:p>
            <text:p text:style-name="P177">Liste entreprises,</text:p>
            <text:p text:style-name="P178">Export CSV,</text:p>
            <text:p text:style-name="P179">Import LinkedIn</text:p>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
      <text:p text:style-name="Normal"/>
      <table:table table:style-name="Table188">
        <table:table-columns>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N°US</text:p>
          </table:table-cell>
          <table:table-cell table:style-name="TableCell196">
            <text:p text:style-name="P197">EPIC</text:p>
          </table:table-cell>
          <table:table-cell table:style-name="TableCell198">
            <text:p text:style-name="P199">US</text:p>
          </table:table-cell>
          <table:table-cell table:style-name="TableCell200">
            <text:p text:style-name="P201">Point</text:p>
          </table:table-cell>
        </table:table-row>
        <table:table-row table:style-name="TableRow202">
          <table:table-cell table:style-name="TableCell203">
            <text:p text:style-name="P204">1</text:p>
          </table:table-cell>
          <table:table-cell table:style-name="TableCell205">
            <text:p text:style-name="P206">Affichage</text:p>
          </table:table-cell>
          <table:table-cell table:style-name="TableCell207">
            <text:p text:style-name="P208">Formulaire création/modification</text:p>
          </table:table-cell>
          <table:table-cell table:style-name="TableCell209">
            <text:p text:style-name="P210">3</text:p>
          </table:table-cell>
        </table:table-row>
        <table:table-row table:style-name="TableRow211">
          <table:table-cell table:style-name="TableCell212">
            <text:p text:style-name="P213">2</text:p>
          </table:table-cell>
          <table:table-cell table:style-name="TableCell214">
            <text:p text:style-name="P215"/>
          </table:table-cell>
          <table:table-cell table:style-name="TableCell216">
            <text:p text:style-name="P217">Liste contact/recherche</text:p>
          </table:table-cell>
          <table:table-cell table:style-name="TableCell218">
            <text:p text:style-name="P219">5</text:p>
          </table:table-cell>
        </table:table-row>
        <table:table-row table:style-name="TableRow220">
          <table:table-cell table:style-name="TableCell221">
            <text:p text:style-name="P222">3</text:p>
          </table:table-cell>
          <table:table-cell table:style-name="TableCell223">
            <text:p text:style-name="P224"/>
          </table:table-cell>
          <table:table-cell table:style-name="TableCell225">
            <text:p text:style-name="P226">Liste entreprise/recherche</text:p>
          </table:table-cell>
          <table:table-cell table:style-name="TableCell227">
            <text:p text:style-name="P228">5</text:p>
          </table:table-cell>
        </table:table-row>
        <table:table-row table:style-name="TableRow229">
          <table:table-cell table:style-name="TableCell230">
            <text:p text:style-name="P231">4</text:p>
          </table:table-cell>
          <table:table-cell table:style-name="TableCell232">
            <text:p text:style-name="P233"/>
          </table:table-cell>
          <table:table-cell table:style-name="TableCell234">
            <text:p text:style-name="P235">Export CSV</text:p>
          </table:table-cell>
          <table:table-cell table:style-name="TableCell236">
            <text:p text:style-name="P237">5</text:p>
          </table:table-cell>
        </table:table-row>
        <table:table-row table:style-name="TableRow238">
          <table:table-cell table:style-name="TableCell239">
            <text:p text:style-name="P240">5</text:p>
          </table:table-cell>
          <table:table-cell table:style-name="TableCell241">
            <text:p text:style-name="P242"/>
          </table:table-cell>
          <table:table-cell table:style-name="TableCell243">
            <text:p text:style-name="P244">Import LinkedIn</text:p>
          </table:table-cell>
          <table:table-cell table:style-name="TableCell245">
            <text:p text:style-name="P246"/>
          </table:table-cell>
        </table:table-row>
      </table:table>
      <text:p text:style-name="Normal"/>
      <text:p text:style-name="P247">Les Backlogs :</text:p>
      <text:p text:style-name="Normal">Le backlog est un élément essentiel dans une projet basé sur la méthode SCRUM.</text:p>
      <text:p text:style-name="Normal">C’est la liste des besoins exprimé par le client et qui doivent être réalisés par l’équipe</text:p>
      <text:p text:style-name="Normal">Le product owner sera en charge de rédiger le backlog, prioriser les fonctionnalités constituant le backlog, de l’affiner en vue de la planification des sprints et d’explicité le contenu à l’équipe de développement</text:p>
      <text:p text:style-name="Normal">Le backlog est partagé entre chaque membre du projet</text:p>
      <text:p text:style-name="Normal"/>
      <text:p text:style-name="Normal"/>
      <text:p text:style-name="Normal"/>
      <text:soft-page-break/>
      <text:p text:style-name="P248">Note de cadrage</text:p>
      <text:p text:style-name="Normal"><text:span text:style-name="T249">Le client :</text:span><text:s/>Entreprise Française – Fabrique Huile et Lubrifiant de haute qualité</text:p>
      <text:p text:style-name="Normal"><text:span text:style-name="T250">Bénéficiaire :</text:span><text:s/>Professionnels transports, BTP et industrie</text:p>
      <text:p text:style-name="Normal"><text:span text:style-name="T251">Objectifs/Description :</text:span><text:s/>Outil métier qui centralise les leads<text:s/>(prospect)<text:s/>de toutes les équipes commerciales pour pouvoir créer des opérations commerciales et marketing</text:p>
      <text:p text:style-name="Normal"><text:span text:style-name="T252">Prérequis :</text:span><text:s/></text:p>
      <text:list text:style-name="LFO2" text:continue-numbering="true">
        <text:list-item>
          <text:p text:style-name="P253">Permettre à 50 commerciaux de gérer leur propre liste de contacts</text:p>
        </text:list-item>
        <text:list-item>
          <text:p text:style-name="P254">Permettre aux commerciaux de qualifier les contacts et de valider les informations (email/tel/adresse) par le biais d’opérations commercial ou marketing</text:p>
        </text:list-item>
        <text:list-item>
          <text:p text:style-name="P255">Permettre à la DG de regrouper tous les contacts en évitant les doublons et recouvrements</text:p>
        </text:list-item>
        <text:list-item>
          <text:p text:style-name="P256">Permettre aux commerciaux d’exporter ou importer des contacts (LinkedIn)</text:p>
        </text:list-item>
        <text:list-item>
          <text:p text:style-name="P257">Créer des opérations commercial et marketing basée sur des templates</text:p>
        </text:list-item>
        <text:list-item>
          <text:p text:style-name="P258">API routage des emails</text:p>
        </text:list-item>
        <text:list-item>
          <text:p text:style-name="P259">Tableau de bords / activités pour commerciaux + 1 plateforme globale</text:p>
        </text:list-item>
      </text:list>
      <text:p text:style-name="Normal"><text:span text:style-name="T260">Délai :</text:span><text:s/>Fin mai</text:p>
      <text:p text:style-name="Normal"><text:span text:style-name="T261">ROI</text:span><text:span text:style-name="T262"><text:s/>(Les gains que le client aura)</text:span><text:span text:style-name="T263"> :</text:span><text:span text:style-name="T26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0" svg:viewBox="0 0 20 30" svg:d="m10 0-10 30h20z"/>
  </office:styles>
  <office:automatic-styles>
    <text:list-style style:name="LFO1">
      <text:list-level-style-bullet text:level="1" text:style-name="WW_CharLFO1LVL1" text:bullet-char="-">
        <style:list-level-properties text:space-before="0.0333in" text:min-label-width="0.25in" text:list-level-position-and-space-mode="label-alignment">
          <style:list-level-label-alignment text:label-followed-by="listtab" fo:margin-left="0.2833in" fo:text-indent="-0.25in"/>
        </style:list-level-properties>
        <style:text-properties style:font-name="Calibri"/>
      </text:list-level-style-bullet>
      <text:list-level-style-bullet text:level="2" text:style-name="WW_CharLFO1LVL2" text:bullet-char="o">
        <style:list-level-properties text:space-before="0.5333in" text:min-label-width="0.25in" text:list-level-position-and-space-mode="label-alignment">
          <style:list-level-label-alignment text:label-followed-by="listtab" fo:margin-left="0.7833in" fo:text-indent="-0.25in"/>
        </style:list-level-properties>
        <style:text-properties style:font-name="Courier New"/>
      </text:list-level-style-bullet>
      <text:list-level-style-bullet text:level="3" text:style-name="WW_CharLFO1LVL3" text:bullet-char="">
        <style:list-level-properties text:space-before="1.0333in" text:min-label-width="0.25in" text:list-level-position-and-space-mode="label-alignment">
          <style:list-level-label-alignment text:label-followed-by="listtab" fo:margin-left="1.2833in" fo:text-indent="-0.25in"/>
        </style:list-level-properties>
        <style:text-properties style:font-name="Wingdings"/>
      </text:list-level-style-bullet>
      <text:list-level-style-bullet text:level="4" text:style-name="WW_CharLFO1LVL4"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Symbol"/>
      </text:list-level-style-bullet>
      <text:list-level-style-bullet text:level="5" text:style-name="WW_CharLFO1LVL5" text:bullet-char="o">
        <style:list-level-properties text:space-before="2.0333in" text:min-label-width="0.25in" text:list-level-position-and-space-mode="label-alignment">
          <style:list-level-label-alignment text:label-followed-by="listtab" fo:margin-left="2.2833in" fo:text-indent="-0.25in"/>
        </style:list-level-properties>
        <style:text-properties style:font-name="Courier New"/>
      </text:list-level-style-bullet>
      <text:list-level-style-bullet text:level="6" text:style-name="WW_CharLFO1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Wingdings"/>
      </text:list-level-style-bullet>
      <text:list-level-style-bullet text:level="7" text:style-name="WW_CharLFO1LVL7"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Symbol"/>
      </text:list-level-style-bullet>
      <text:list-level-style-bullet text:level="8" text:style-name="WW_CharLFO1LVL8" text:bullet-char="o">
        <style:list-level-properties text:space-before="3.5333in" text:min-label-width="0.25in" text:list-level-position-and-space-mode="label-alignment">
          <style:list-level-label-alignment text:label-followed-by="listtab" fo:margin-left="3.7833in" fo:text-indent="-0.25in"/>
        </style:list-level-properties>
        <style:text-properties style:font-name="Courier New"/>
      </text:list-level-style-bullet>
      <text:list-level-style-bullet text:level="9" text:style-name="WW_CharLFO1LVL9" text:bullet-char="">
        <style:list-level-properties text:space-before="4.0333in" text:min-label-width="0.25in" text:list-level-position-and-space-mode="label-alignment">
          <style:list-level-label-alignment text:label-followed-by="listtab" fo:margin-left="4.283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ry</meta:initial-creator>
    <dc:creator>Gary</dc:creator>
    <meta:creation-date>2018-11-12T07:56:00Z</meta:creation-date>
    <dc:date>2018-11-12T15:55:00Z</dc:date>
    <meta:template xlink:href="Normal" xlink:type="simple"/>
    <meta:editing-cycles>8</meta:editing-cycles>
    <meta:editing-duration>PT28560S</meta:editing-duration>
    <meta:document-statistic meta:page-count="7" meta:paragraph-count="18" meta:word-count="1443" meta:character-count="9362" meta:row-count="66" meta:non-whitespace-character-count="7937"/>
  </office:meta>
</office:document-meta>
</file>